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Berlin Sans FB" svg:font-family="'Berlin Sans FB'" style:font-family-generic="swiss" style:font-pitch="variable"/>
    <style:font-face style:name="Book Antiqua" svg:font-family="'Book Antiqua'" style:font-family-generic="roman" style:font-pitch="variable"/>
    <style:font-face style:name="Cambria" svg:font-family="Cambria" style:font-family-generic="roman" style:font-pitch="variable"/>
    <style:font-face style:name="Consolas" svg:font-family="Consolas" style:font-family-generic="modern" style:font-pitch="fixed"/>
    <style:font-face style:name="Garamond" svg:font-family="Garamond" style:font-family-generic="roman" style:font-pitch="variable"/>
    <style:font-face style:name="Ink Free" svg:font-family="'Ink Free'" style:font-family-generic="script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wiss" style:font-pitch="variable"/>
    <style:font-face style:name="Microsoft YaHei1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Tahoma" svg:font-family="Tahoma" style:font-family-generic="swiss" style:font-pitch="variable"/>
    <style:font-face style:name="Tahoma1" svg:font-family="Tahoma" style:font-family-generic="system" style:font-pitch="variable"/>
  </office:font-face-decls>
  <office:automatic-styles>
    <style:style style:name="Tableau2" style:family="table">
      <style:table-properties style:width="18.002cm" table:align="margins"/>
    </style:style>
    <style:style style:name="Tableau2.A" style:family="table-column">
      <style:table-column-properties style:column-width="6.001cm" style:rel-column-width="21845*"/>
    </style:style>
    <style:style style:name="Tableau2.A1" style:family="table-cell">
      <style:table-cell-properties style:vertical-align="middle" fo:padding="0.097cm" fo:border="none"/>
    </style:style>
    <style:style style:name="Tableau2.B1" style:family="table-cell">
      <style:table-cell-properties style:vertical-align="middle" fo:padding="0.097cm" fo:border-left="0.5pt solid #000000" fo:border-right="0.5pt solid #000000" fo:border-top="none" fo:border-bottom="none"/>
    </style:style>
    <style:style style:name="Tableau1" style:family="table">
      <style:table-properties style:width="18.002cm" table:align="margins"/>
    </style:style>
    <style:style style:name="Tableau1.A" style:family="table-column">
      <style:table-column-properties style:column-width="6.001cm" style:rel-column-width="3402*"/>
    </style:style>
    <style:style style:name="Tableau1.A1" style:family="table-cell">
      <style:table-cell-properties fo:padding="0.097cm" fo:border="none"/>
    </style:style>
    <style:style style:name="Tableau1.B1" style:family="table-cell">
      <style:table-cell-properties fo:padding="0.097cm" fo:border-left="0.5pt solid #000000" fo:border-right="0.5pt solid #000000" fo:border-top="none" fo:border-bottom="none"/>
    </style:style>
    <style:style style:name="P1" style:family="paragraph" style:parent-style-name="Heading_20_1" style:master-page-name="MPF0">
      <style:paragraph-properties style:page-number="auto" fo:break-before="page"/>
    </style:style>
    <style:style style:name="P2" style:family="paragraph" style:parent-style-name="Heading_20_2">
      <style:text-properties officeooo:paragraph-rsid="000ef9b1"/>
    </style:style>
    <style:style style:name="P3" style:family="paragraph" style:parent-style-name="Text_20_body">
      <style:paragraph-properties fo:text-align="start" style:justify-single-word="false"/>
      <style:text-properties officeooo:rsid="000ef9b1" officeooo:paragraph-rsid="000ef9b1"/>
    </style:style>
    <style:style style:name="P4" style:family="paragraph" style:parent-style-name="Table_20_Contents">
      <style:paragraph-properties fo:text-align="start" style:justify-single-word="false"/>
      <style:text-properties officeooo:rsid="000ef9b1" officeooo:paragraph-rsid="000ef9b1"/>
    </style:style>
    <style:style style:name="P5" style:family="paragraph" style:parent-style-name="Table_20_Contents">
      <style:paragraph-properties fo:text-align="start" style:justify-single-word="false"/>
      <style:text-properties officeooo:paragraph-rsid="000ef9b1"/>
    </style:style>
    <style:style style:name="P6" style:family="paragraph" style:parent-style-name="Text_20_body">
      <style:text-properties officeooo:rsid="000c342e" officeooo:paragraph-rsid="000c342e"/>
    </style:style>
    <style:style style:name="P7" style:family="paragraph" style:parent-style-name="Text_20_body">
      <style:paragraph-properties fo:text-align="center" style:justify-single-word="false"/>
      <style:text-properties officeooo:rsid="000c342e" officeooo:paragraph-rsid="000c342e"/>
    </style:style>
    <style:style style:name="P8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1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1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style:paragraph-properties fo:margin-left="0cm" fo:margin-right="0cm" fo:margin-top="0cm" fo:margin-bottom="0cm" fo:line-height="100%" fo:text-indent="0cm"/>
    </style:style>
    <style:style style:name="P11" style:family="paragraph">
      <loext:graphic-properties draw:fill="solid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1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" style:family="paragraph" style:parent-style-name="Text_20_body" style:list-style-name="L1">
      <style:paragraph-properties fo:text-align="start" style:justify-single-word="false"/>
      <style:text-properties officeooo:rsid="000c342e" officeooo:paragraph-rsid="000c342e"/>
    </style:style>
    <style:style style:name="P13" style:family="paragraph" style:parent-style-name="Text_20_body" style:list-style-name="L2">
      <style:paragraph-properties fo:text-align="start" style:justify-single-word="false"/>
      <style:text-properties officeooo:rsid="000c342e" officeooo:paragraph-rsid="000c342e"/>
    </style:style>
    <style:style style:name="P14" style:family="paragraph" style:parent-style-name="Heading_20_2">
      <style:text-properties officeooo:rsid="000ef9b1"/>
    </style:style>
    <style:style style:name="T1" style:family="text">
      <style:text-properties officeooo:rsid="000c342e"/>
    </style:style>
    <style:style style:name="T2" style:family="text">
      <style:text-properties officeooo:rsid="000ef9b1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1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writing-mode="lr-tb" loext:decorative="false" style:run-through="foreground" style:wrap="run-through" style:number-wrapped-paragraphs="no-limit" style:vertical-pos="middle" style:vertical-rel="baseline" style:horizontal-pos="from-left" style:horizontal-rel="paragraph"/>
    </style:style>
    <style:style style:name="gr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691cm" fo:min-width="0.953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3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691cm" fo:min-width="0.953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4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714cm" fo:min-width="8.216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5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2.655cm" fo:min-width="2.404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6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2.655cm" fo:min-width="2.406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7" style:family="graphic">
      <style:graphic-properties draw:stroke="solid" svg:stroke-width="0cm" svg:stroke-color="#3465a4" draw:marker-start="Extrémités_20_de_20_flèche_20_3" draw:marker-start-width="0.199cm" draw:marker-start-center="false" draw:marker-end="Extrémités_20_de_20_flèche_20_3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8" style:family="graphic">
      <style:graphic-properties draw:stroke="solid" svg:stroke-width="0cm" svg:stroke-color="#3465a4" draw:marker-start="Extrémités_20_de_20_flèche_20_3" draw:marker-start-width="0.199cm" draw:marker-start-center="false" draw:marker-end="Extrémités_20_de_20_flèche_20_3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9" style:family="graphic">
      <style:graphic-properties draw:stroke="solid" svg:stroke-width="0cm" svg:stroke-color="#3465a4" draw:marker-start="Extrémités_20_de_20_flèche_20_3" draw:marker-start-width="0.199cm" draw:marker-start-center="false" draw:marker-end="Extrémités_20_de_20_flèche_20_3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0" style:family="graphic">
      <style:graphic-properties draw:stroke="dash" draw:stroke-dash="Double_20_Dash" svg:stroke-width="0cm" svg:stroke-color="#000000" draw:marker-start="" draw:marker-start-width="0.199cm" draw:marker-start-center="false" draw:marker-end="" draw:marker-end-width="0.199cm" draw:marker-end-center="false" svg:stroke-linecap="butt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1" style:family="graphic">
      <style:graphic-properties draw:stroke="dash" draw:stroke-dash="Double_20_Dash" svg:stroke-width="0cm" svg:stroke-color="#000000" draw:marker-start="" draw:marker-start-width="0.199cm" draw:marker-start-center="false" draw:marker-end="" draw:marker-end-width="0.199cm" draw:marker-end-center="false" svg:stroke-linecap="butt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2" style:family="graphic">
      <style:graphic-properties draw:stroke="dash" draw:stroke-dash="Double_20_Dash" svg:stroke-width="0cm" svg:stroke-color="#000000" draw:marker-start="" draw:marker-start-width="0.199cm" draw:marker-start-center="false" draw:marker-end="" draw:marker-end-width="0.199cm" draw:marker-end-center="false" svg:stroke-linecap="butt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3" style:family="graphic">
      <style:graphic-properties draw:stroke="dash" draw:stroke-dash="Double_20_Dash" svg:stroke-width="0cm" svg:stroke-color="#000000" draw:marker-start="" draw:marker-start-width="0.199cm" draw:marker-start-center="false" draw:marker-end="" draw:marker-end-width="0.199cm" draw:marker-end-center="false" svg:stroke-linecap="butt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4" style:family="graphic">
      <style:graphic-properties draw:stroke="solid" svg:stroke-width="0cm" svg:stroke-color="#3465a4" draw:marker-start="Extrémités_20_de_20_flèche_20_3" draw:marker-start-width="0.199cm" draw:marker-start-center="false" draw:marker-end="Extrémités_20_de_20_flèche_20_3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5" style:family="graphic">
      <style:graphic-properties draw:stroke="solid" svg:stroke-width="0cm" svg:stroke-color="#3465a4" draw:marker-start="Extrémités_20_de_20_flèche_20_3" draw:marker-start-width="0.199cm" draw:marker-start-center="false" draw:marker-end="Extrémités_20_de_20_flèche_20_3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6" style:family="graphic">
      <style:graphic-properties draw:stroke="solid" svg:stroke-width="0cm" svg:stroke-color="#3465a4" draw:marker-start="Extrémités_20_de_20_flèche_20_3" draw:marker-start-width="0.199cm" draw:marker-start-center="false" draw:marker-end="Extrémités_20_de_20_flèche_20_3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7" style:family="graphic">
      <style:graphic-properties draw:stroke="dash" draw:stroke-dash="Double_20_Dash" svg:stroke-width="0cm" svg:stroke-color="#000000" draw:marker-start="" draw:marker-start-width="0.199cm" draw:marker-start-center="false" draw:marker-end="" draw:marker-end-width="0.199cm" draw:marker-end-center="false" svg:stroke-linecap="butt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8" style:family="graphic">
      <style:graphic-properties draw:stroke="dash" draw:stroke-dash="Double_20_Dash" svg:stroke-width="0cm" svg:stroke-color="#000000" draw:marker-start="" draw:marker-start-width="0.199cm" draw:marker-start-center="false" draw:marker-end="" draw:marker-end-width="0.199cm" draw:marker-end-center="false" svg:stroke-linecap="butt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9" style:family="graphic">
      <style:graphic-properties draw:stroke="dash" draw:stroke-dash="Double_20_Dash" svg:stroke-width="0cm" svg:stroke-color="#000000" draw:marker-start="" draw:marker-start-width="0.199cm" draw:marker-start-center="false" draw:marker-end="" draw:marker-end-width="0.199cm" draw:marker-end-center="false" svg:stroke-linecap="butt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20" style:family="graphic">
      <style:graphic-properties draw:stroke="dash" draw:stroke-dash="Double_20_Dash" svg:stroke-width="0cm" svg:stroke-color="#000000" draw:marker-start="" draw:marker-start-width="0.199cm" draw:marker-start-center="false" draw:marker-end="" draw:marker-end-width="0.199cm" draw:marker-end-center="false" svg:stroke-linecap="butt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21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left" draw:auto-grow-height="true" draw:auto-grow-width="true" fo:min-height="0.319cm" fo:min-width="0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22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left" draw:auto-grow-height="true" draw:auto-grow-width="true" fo:min-height="0.321cm" fo:min-width="0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23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left" draw:auto-grow-height="true" draw:auto-grow-width="true" fo:min-height="0.321cm" fo:min-width="0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24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left" draw:auto-grow-height="true" draw:auto-grow-width="true" fo:min-height="0.321cm" fo:min-width="0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25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left" draw:auto-grow-height="true" draw:auto-grow-width="true" fo:min-height="0.321cm" fo:min-width="0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26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left" draw:auto-grow-height="true" draw:auto-grow-width="true" fo:min-height="0.321cm" fo:min-width="0.305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27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691cm" fo:min-width="0.953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28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691cm" fo:min-width="0.953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29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714cm" fo:min-width="8.216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30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2.655cm" fo:min-width="2.404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3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2.655cm" fo:min-width="2.406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32" style:family="graphic">
      <style:graphic-properties draw:stroke="solid" svg:stroke-width="0cm" svg:stroke-color="#3465a4" draw:marker-start="Extrémités_20_de_20_flèche_20_3" draw:marker-start-width="0.199cm" draw:marker-start-center="false" draw:marker-end="Extrémités_20_de_20_flèche_20_3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33" style:family="graphic">
      <style:graphic-properties draw:stroke="solid" svg:stroke-width="0cm" svg:stroke-color="#3465a4" draw:marker-start="Extrémités_20_de_20_flèche_20_3" draw:marker-start-width="0.199cm" draw:marker-start-center="false" draw:marker-end="Extrémités_20_de_20_flèche_20_3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34" style:family="graphic">
      <style:graphic-properties draw:stroke="solid" svg:stroke-width="0cm" svg:stroke-color="#3465a4" draw:marker-start="Extrémités_20_de_20_flèche_20_3" draw:marker-start-width="0.199cm" draw:marker-start-center="false" draw:marker-end="Extrémités_20_de_20_flèche_20_3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35" style:family="graphic">
      <style:graphic-properties draw:stroke="dash" draw:stroke-dash="Double_20_Dash" svg:stroke-width="0cm" svg:stroke-color="#000000" draw:marker-start="" draw:marker-start-width="0.199cm" draw:marker-start-center="false" draw:marker-end="" draw:marker-end-width="0.199cm" draw:marker-end-center="false" svg:stroke-linecap="butt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36" style:family="graphic">
      <style:graphic-properties draw:stroke="dash" draw:stroke-dash="Double_20_Dash" svg:stroke-width="0cm" svg:stroke-color="#000000" draw:marker-start="" draw:marker-start-width="0.199cm" draw:marker-start-center="false" draw:marker-end="" draw:marker-end-width="0.199cm" draw:marker-end-center="false" svg:stroke-linecap="butt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37" style:family="graphic">
      <style:graphic-properties draw:stroke="dash" draw:stroke-dash="Double_20_Dash" svg:stroke-width="0cm" svg:stroke-color="#000000" draw:marker-start="" draw:marker-start-width="0.199cm" draw:marker-start-center="false" draw:marker-end="" draw:marker-end-width="0.199cm" draw:marker-end-center="false" svg:stroke-linecap="butt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38" style:family="graphic">
      <style:graphic-properties draw:stroke="dash" draw:stroke-dash="Double_20_Dash" svg:stroke-width="0cm" svg:stroke-color="#000000" draw:marker-start="" draw:marker-start-width="0.199cm" draw:marker-start-center="false" draw:marker-end="" draw:marker-end-width="0.199cm" draw:marker-end-center="false" svg:stroke-linecap="butt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39" style:family="graphic">
      <style:graphic-properties draw:stroke="solid" svg:stroke-width="0cm" svg:stroke-color="#3465a4" draw:marker-start="Extrémités_20_de_20_flèche_20_3" draw:marker-start-width="0.199cm" draw:marker-start-center="false" draw:marker-end="Extrémités_20_de_20_flèche_20_3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40" style:family="graphic">
      <style:graphic-properties draw:stroke="solid" svg:stroke-width="0cm" svg:stroke-color="#3465a4" draw:marker-start="Extrémités_20_de_20_flèche_20_3" draw:marker-start-width="0.199cm" draw:marker-start-center="false" draw:marker-end="Extrémités_20_de_20_flèche_20_3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41" style:family="graphic">
      <style:graphic-properties draw:stroke="solid" svg:stroke-width="0cm" svg:stroke-color="#3465a4" draw:marker-start="Extrémités_20_de_20_flèche_20_3" draw:marker-start-width="0.199cm" draw:marker-start-center="false" draw:marker-end="Extrémités_20_de_20_flèche_20_3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42" style:family="graphic">
      <style:graphic-properties draw:stroke="dash" draw:stroke-dash="Double_20_Dash" svg:stroke-width="0cm" svg:stroke-color="#000000" draw:marker-start="" draw:marker-start-width="0.199cm" draw:marker-start-center="false" draw:marker-end="" draw:marker-end-width="0.199cm" draw:marker-end-center="false" svg:stroke-linecap="butt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43" style:family="graphic">
      <style:graphic-properties draw:stroke="dash" draw:stroke-dash="Double_20_Dash" svg:stroke-width="0cm" svg:stroke-color="#000000" draw:marker-start="" draw:marker-start-width="0.199cm" draw:marker-start-center="false" draw:marker-end="" draw:marker-end-width="0.199cm" draw:marker-end-center="false" svg:stroke-linecap="butt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44" style:family="graphic">
      <style:graphic-properties draw:stroke="dash" draw:stroke-dash="Double_20_Dash" svg:stroke-width="0cm" svg:stroke-color="#000000" draw:marker-start="" draw:marker-start-width="0.199cm" draw:marker-start-center="false" draw:marker-end="" draw:marker-end-width="0.199cm" draw:marker-end-center="false" svg:stroke-linecap="butt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45" style:family="graphic">
      <style:graphic-properties draw:stroke="dash" draw:stroke-dash="Double_20_Dash" svg:stroke-width="0cm" svg:stroke-color="#000000" draw:marker-start="" draw:marker-start-width="0.199cm" draw:marker-start-center="false" draw:marker-end="" draw:marker-end-width="0.199cm" draw:marker-end-center="false" svg:stroke-linecap="butt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46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left" draw:auto-grow-height="true" draw:auto-grow-width="true" fo:min-height="0.319cm" fo:min-width="0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47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left" draw:auto-grow-height="true" draw:auto-grow-width="true" fo:min-height="0.321cm" fo:min-width="0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48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left" draw:auto-grow-height="true" draw:auto-grow-width="true" fo:min-height="0.321cm" fo:min-width="0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49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left" draw:auto-grow-height="true" draw:auto-grow-width="true" fo:min-height="0.321cm" fo:min-width="0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50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left" draw:auto-grow-height="true" draw:auto-grow-width="true" fo:min-height="0.321cm" fo:min-width="0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51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left" draw:auto-grow-height="true" draw:auto-grow-width="true" fo:min-height="0.321cm" fo:min-width="0.305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Évaluation <text:span text:style-name="T1">0</text:span> – <text:span text:style-name="T1">Prise de contact</text:span></text:h>
      <text:h text:style-name="P2" text:outline-level="2">Exercice <text:span text:style-name="T2">1</text:span></text:h>
      <text:p text:style-name="P3">Déterminer les nombres manquants :</text:p>
      <table:table table:name="Tableau2" table:style-name="Tableau2">
        <table:table-column table:style-name="Tableau2.A" table:number-columns-repeated="3"/>
        <table:table-row>
          <table:table-cell table:style-name="Tableau2.A1" office:value-type="string">
            <text:p text:style-name="P4">26 + 51 = 86</text:p>
            <text:p text:style-name="P4">33 + 42 = 66</text:p>
            <text:p text:style-name="P4">90 + 17 = 98</text:p>
            <text:p text:style-name="P4">61 + 13 = ?</text:p>
          </table:table-cell>
          <table:table-cell table:style-name="Tableau2.B1" office:value-type="string">
            <text:p text:style-name="P4">2 + 3 = 8</text:p>
            <text:p text:style-name="P4">3 + 7 = 27</text:p>
            <text:p text:style-name="P4">4 + 5 = 32</text:p>
            <text:p text:style-name="P4">5 + 8 = 60</text:p>
            <text:p text:style-name="P4">6 + 7 = 72</text:p>
            <text:p text:style-name="P4">7 + 1 = ?</text:p>
          </table:table-cell>
          <table:table-cell table:style-name="Tableau2.A1" office:value-type="string">
            <text:p text:style-name="P5">1</text:p>
            <text:p text:style-name="P4">11</text:p>
            <text:p text:style-name="P4">21</text:p>
            <text:p text:style-name="P4">1211</text:p>
            <text:p text:style-name="P4">111221</text:p>
            <text:p text:style-name="P4">312111</text:p>
            <text:p text:style-name="P4">?</text:p>
          </table:table-cell>
        </table:table-row>
      </table:table>
      <text:h text:style-name="Heading_20_2" text:outline-level="2">Exercice <text:span text:style-name="T2">2</text:span></text:h>
      <text:p text:style-name="P6">Soit la forme suivante :</text:p>
      <text:p text:style-name="P7"><draw:g text:anchor-type="as-char" draw:z-index="0" draw:name="Objet de groupe 1" draw:style-name="gr1"><draw:custom-shape draw:style-name="gr27" draw:text-style-name="P8" svg:width="2.908cm" svg:height="2.904cm" svg:x="5.81cm" svg:y="0cm"><text:p/><draw:enhanced-geometry svg:viewBox="0 0 21600 21600" draw:glue-points="0 0 0 10800 0 21600 10800 21600 21600 21600 10800 10800" draw:text-areas="1900 12700 12700 19700" draw:type="right-triangle" draw:enhanced-path="M 0 0 L 21600 21600 0 21600 0 0 Z N"/></draw:custom-shape><draw:custom-shape draw:style-name="gr28" draw:text-style-name="P8" svg:width="2.906cm" svg:height="2.904cm" svg:x="-0.002cm" svg:y="0cm"><text:p/>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</draw:custom-shape><draw:custom-shape draw:style-name="gr29" draw:text-style-name="P8" svg:width="8.718cm" svg:height="0.966cm" svg:x="0cm" svg:y="2.903cm"><text:p/><draw:enhanced-geometry svg:viewBox="0 0 21600 21600" draw:type="rectangle" draw:enhanced-path="M 0 0 L 21600 0 21600 21600 0 21600 0 0 Z N"/></draw:custom-shape><draw:custom-shape draw:style-name="gr30" draw:text-style-name="P8" svg:width="2.906cm" svg:height="2.906cm" svg:x="0cm" svg:y="3.868cm"><text:p/><draw:enhanced-geometry svg:viewBox="0 0 21600 21600" draw:type="rectangle" draw:enhanced-path="M 0 0 L 21600 0 21600 21600 0 21600 0 0 Z N"/></draw:custom-shape><draw:custom-shape draw:style-name="gr31" draw:text-style-name="P8" svg:width="2.908cm" svg:height="2.906cm" svg:x="5.81cm" svg:y="3.868cm"><text:p/><draw:enhanced-geometry svg:viewBox="0 0 21600 21600" draw:type="rectangle" draw:enhanced-path="M 0 0 L 21600 0 21600 21600 0 21600 0 0 Z N"/></draw:custom-shape><draw:line draw:style-name="gr32" draw:text-style-name="P9" svg:x1="9.097cm" svg:y1="-0.001cm" svg:x2="9.097cm" svg:y2="2.903cm"><text:p/></draw:line><draw:line draw:style-name="gr33" draw:text-style-name="P9" svg:x1="9.097cm" svg:y1="3.868cm" svg:x2="9.097cm" svg:y2="6.772cm"><text:p/></draw:line><draw:line draw:style-name="gr34" draw:text-style-name="P9" svg:x1="9.097cm" svg:y1="2.904cm" svg:x2="9.097cm" svg:y2="3.868cm"><text:p/></draw:line><draw:line draw:style-name="gr35" draw:text-style-name="P9" svg:x1="5.814cm" svg:y1="-0.001cm" svg:x2="9.381cm" svg:y2="-0.001cm"><text:p/></draw:line><draw:line draw:style-name="gr36" draw:text-style-name="P9" svg:x1="8.716cm" svg:y1="2.904cm" svg:x2="9.355cm" svg:y2="2.904cm"><text:p/></draw:line><draw:line draw:style-name="gr37" draw:text-style-name="P9" svg:x1="8.716cm" svg:y1="3.868cm" svg:x2="9.355cm" svg:y2="3.868cm"><text:p/></draw:line><draw:line draw:style-name="gr38" draw:text-style-name="P9" svg:x1="8.716cm" svg:y1="6.773cm" svg:x2="9.355cm" svg:y2="6.773cm"><text:p/></draw:line><draw:line draw:style-name="gr39" draw:text-style-name="P9" svg:x1="0cm" svg:y1="7.237cm" svg:x2="2.905cm" svg:y2="7.237cm"><text:p/></draw:line><draw:line draw:style-name="gr40" draw:text-style-name="P9" svg:x1="2.905cm" svg:y1="7.237cm" svg:x2="5.81cm" svg:y2="7.237cm"><text:p/></draw:line><draw:line draw:style-name="gr41" draw:text-style-name="P9" svg:x1="5.81cm" svg:y1="7.237cm" svg:x2="8.715cm" svg:y2="7.237cm"><text:p/></draw:line><draw:line draw:style-name="gr42" draw:text-style-name="P9" svg:x1="8.716cm" svg:y1="7.412cm" svg:x2="8.716cm" svg:y2="6.773cm"><text:p/></draw:line><draw:line draw:style-name="gr43" draw:text-style-name="P9" svg:x1="5.81cm" svg:y1="7.412cm" svg:x2="5.81cm" svg:y2="6.773cm"><text:p/></draw:line><draw:line draw:style-name="gr44" draw:text-style-name="P9" svg:x1="2.905cm" svg:y1="7.412cm" svg:x2="2.905cm" svg:y2="6.773cm"><text:p/></draw:line><draw:line draw:style-name="gr45" draw:text-style-name="P9" svg:x1="0cm" svg:y1="7.412cm" svg:x2="0cm" svg:y2="6.773cm"><text:p/></draw:line><draw:frame draw:style-name="gr46" draw:text-style-name="P11" svg:width="0.858cm" svg:height="0.983cm" svg:x="8.844cm" svg:y="1.173cm"><draw:text-box><text:p text:style-name="P10"><text:span text:style-name="T3">a</text:span></text:p></draw:text-box></draw:frame><draw:frame draw:style-name="gr47" draw:text-style-name="P11" svg:width="0.858cm" svg:height="0.983cm" svg:x="8.844cm" svg:y="5.041cm"><draw:text-box><text:p text:style-name="P10"><text:span text:style-name="T3">a</text:span></text:p></draw:text-box></draw:frame><draw:frame draw:style-name="gr48" draw:text-style-name="P11" svg:width="0.858cm" svg:height="0.983cm" svg:x="1.205cm" svg:y="6.978cm"><draw:text-box><text:p text:style-name="P10"><text:span text:style-name="T3">a</text:span></text:p></draw:text-box></draw:frame><draw:frame draw:style-name="gr49" draw:text-style-name="P11" svg:width="0.858cm" svg:height="0.983cm" svg:x="4.108cm" svg:y="6.978cm"><draw:text-box><text:p text:style-name="P10"><text:span text:style-name="T3">a</text:span></text:p></draw:text-box></draw:frame><draw:frame draw:style-name="gr50" draw:text-style-name="P11" svg:width="0.858cm" svg:height="0.983cm" svg:x="7.015cm" svg:y="6.978cm"><draw:text-box><text:p text:style-name="P10"><text:span text:style-name="T3">a</text:span></text:p></draw:text-box></draw:frame><draw:frame draw:style-name="gr51" draw:text-style-name="P11" svg:width="1.387cm" svg:height="0.983cm" svg:x="9.193cm" svg:y="3.089cm"><draw:text-box><text:p text:style-name="P10"><text:span text:style-name="T3">a/3</text:span></text:p></draw:text-box></draw:frame></draw:g></text:p>
      <text:list text:style-name="L1">
        <text:list-item>
          <text:p text:style-name="P12">Calculer l'aire de cette forme de deux façons différentes.</text:p>
        </text:list-item>
        <text:list-item>
          <text:p text:style-name="P12">Écrire l'algorithme d'un programme qui permet de :</text:p>
        </text:list-item>
      </text:list>
      <text:list text:style-name="L2">
        <text:list-item>
          <text:list>
            <text:list-item>
              <text:p text:style-name="P13">Saisir la valeur du coté a</text:p>
            </text:list-item>
            <text:list-item>
              <text:p text:style-name="P13">Calculer et afficher l'aire de la forme.</text:p>
            </text:list-item>
          </text:list>
        </text:list-item>
      </text:list>
      <text:h text:style-name="Heading_20_2" text:outline-level="2">Exercice <text:span text:style-name="T2">3</text:span></text:h>
      <text:p text:style-name="P3">Évaluer les expressions suivantes :</text:p>
      <table:table table:name="Tableau1" table:style-name="Tableau1">
        <table:table-column table:style-name="Tableau1.A" table:number-columns-repeated="3"/>
        <table:table-row>
          <table:table-cell table:style-name="Tableau1.A1" office:value-type="string">
            <text:p text:style-name="Preformatted_20_Text">a ← 3</text:p>
            <text:p text:style-name="Preformatted_20_Text">b ← 5</text:p>
            <text:p text:style-name="Preformatted_20_Text">s ← a + b</text:p>
            <text:p text:style-name="Preformatted_20_Text">s ← a – b</text:p>
            <text:p text:style-name="Preformatted_20_Text">s ← a * b</text:p>
          </table:table-cell>
          <table:table-cell table:style-name="Tableau1.B1" office:value-type="string">
            <text:p text:style-name="Preformatted_20_Text">a ← 7</text:p>
            <text:p text:style-name="Preformatted_20_Text">b ← 1</text:p>
            <text:p text:style-name="Preformatted_20_Text">a ← a + b</text:p>
            <text:p text:style-name="Preformatted_20_Text">b ← a – b</text:p>
            <text:p text:style-name="Preformatted_20_Text">a ← a – b </text:p>
          </table:table-cell>
          <table:table-cell table:style-name="Tableau1.A1" office:value-type="string">
            <text:p text:style-name="Preformatted_20_Text">a ← 5</text:p>
            <text:p text:style-name="Preformatted_20_Text">b ← 2</text:p>
            <text:p text:style-name="Preformatted_20_Text">c ← a / b</text:p>
            <text:p text:style-name="Preformatted_20_Text">d ← a div b</text:p>
            <text:p text:style-name="Preformatted_20_Text">e ← a mod b</text:p>
          </table:table-cell>
        </table:table-row>
      </table:table>
      <text:h text:style-name="P14" text:outline-level="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Berlin Sans FB" svg:font-family="'Berlin Sans FB'" style:font-family-generic="swiss" style:font-pitch="variable"/>
    <style:font-face style:name="Book Antiqua" svg:font-family="'Book Antiqua'" style:font-family-generic="roman" style:font-pitch="variable"/>
    <style:font-face style:name="Cambria" svg:font-family="Cambria" style:font-family-generic="roman" style:font-pitch="variable"/>
    <style:font-face style:name="Consolas" svg:font-family="Consolas" style:font-family-generic="modern" style:font-pitch="fixed"/>
    <style:font-face style:name="Garamond" svg:font-family="Garamond" style:font-family-generic="roman" style:font-pitch="variable"/>
    <style:font-face style:name="Ink Free" svg:font-family="'Ink Free'" style:font-family-generic="script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wiss" style:font-pitch="variable"/>
    <style:font-face style:name="Microsoft YaHei1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Tahoma" svg:font-family="Tahoma" style:font-family-generic="swiss" style:font-pitch="variable"/>
    <style:font-face style:name="Tahoma1" svg:font-family="Tahoma" style:font-family-generic="system" style:font-pitch="variable"/>
  </office:font-face-decls>
  <office:styles>
    <draw:marker draw:name="Extrémités_20_de_20_flèche_20_3" draw:display-name="Extrémités de flèche 3" svg:viewBox="0 0 20 40" svg:d="M0 40l10-40 10 40z"/>
    <draw:stroke-dash draw:name="Double_20_Dash" draw:display-name="Double Dash" draw:style="rect" draw:dots1="1" draw:dots1-length="454%" draw:distance="170%"/>
    <style:default-style style:family="graphic">
      <style:graphic-properties draw:stroke="solid" svg:stroke-width="0.035cm" svg:stroke-color="#042433" draw:stroke-linejoin="miter" svg:stroke-linecap="butt" draw:fill-color="#156082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loext:tab-stop-distance="0c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style:font-name-asian="NSimSun" style:font-size-asian="12pt" style:language-asian="zh" style:country-asian="CN" style:font-style-asian="normal" style:font-weight-asian="normal" style:font-name-complex="Tahoma" style:font-size-complex="12pt" style:language-complex="ar" style:country-complex="TN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fo:background-color="transparent" style:font-name-asian="NSimSun" style:font-size-asian="12pt" style:language-asian="zh" style:country-asian="CN" style:font-style-asian="normal" style:font-weight-asian="normal" style:font-name-complex="Tahoma" style:font-size-complex="12pt" style:language-complex="ar" style:country-complex="T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 fo:hyphenation-keep="auto" loext:hyphenation-keep-type="column"/>
      <style:text-properties style:font-name="Book Antiqua" fo:font-family="'Book Antiqua'" style:font-family-generic="roman" style:font-pitch="variable" fo:font-size="11pt" style:font-name-asian="Book Antiqua" style:font-family-asian="'Book Antiqua'" style:font-family-generic-asian="roman" style:font-pitch-asian="variable" style:font-size-asian="11pt" style:font-name-complex="Book Antiqua" style:font-family-complex="'Book Antiqua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hyphenation-keep="auto" loext:hyphenation-keep-type="column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.101cm" fo:margin-bottom="0.101cm" style:contextual-spacing="false" fo:line-height="150%"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3cm" fo:margin-bottom="0.199cm" style:contextual-spacing="false" fo:text-align="center" style:justify-single-word="false" fo:hyphenation-ladder-count="no-limit" fo:hyphenation-keep="auto" loext:hyphenation-keep-type="column"/>
      <style:text-properties style:font-name="Ink Free" fo:font-family="'Ink Free'" style:font-family-generic="script" style:font-pitch="variable" fo:font-size="18pt" fo:font-weight="bold" style:font-name-asian="Ink Free" style:font-family-asian="'Ink Free'" style:font-family-generic-asian="script" style:font-pitch-asian="variable" style:font-size-asian="18pt" style:font-weight-asian="bold" style:font-name-complex="Ink Free" style:font-family-complex="'Ink Free'" style:font-family-generic-complex="script" style:font-pitch-complex="variable" style:font-size-complex="18pt" style:font-weight-complex="bold"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99cm" fo:margin-bottom="0.101cm" style:contextual-spacing="false" fo:hyphenation-ladder-count="no-limit" fo:hyphenation-keep="auto" loext:hyphenation-keep-type="column"/>
      <style:text-properties style:font-name="Cambria" fo:font-family="Cambria" style:font-family-generic="roman" style:font-pitch="variable" fo:font-size="16pt" fo:font-weight="bold" style:font-name-asian="Cambria" style:font-family-asian="Cambria" style:font-family-generic-asian="roman" style:font-pitch-asian="variable" style:font-size-asian="16pt" style:font-weight-asian="bold" style:font-name-complex="Cambria" style:font-family-complex="Cambria" style:font-family-generic-complex="roman" style:font-pitch-complex="variable" style:font-size-complex="16pt" style:font-weight-complex="bold"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199cm" fo:margin-bottom="0.101cm" style:contextual-spacing="false" fo:hyphenation-ladder-count="no-limit" fo:hyphenation-keep="auto" loext:hyphenation-keep-type="column"/>
      <style:text-properties style:font-name="Berlin Sans FB" fo:font-family="'Berlin Sans FB'" style:font-family-generic="swiss" style:font-pitch="variable" fo:font-weight="bold" style:font-name-asian="Berlin Sans FB" style:font-family-asian="'Berlin Sans FB'" style:font-family-generic-asian="swiss" style:font-pitch-asian="variable" style:font-weight-asian="bold" style:font-name-complex="Berlin Sans FB" style:font-family-complex="'Berlin Sans FB'" style:font-family-generic-complex="swiss" style:font-pitch-complex="variable" style:font-weight-complex="bold" fo:hyphenate="false" loext:hyphenation-no-caps="false" loext:hyphenation-no-last-word="false" loext:hyphenation-word-char-count="no-limit" loext:hyphenation-zone="no-limi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199cm" fo:margin-bottom="0.101cm" style:contextual-spacing="false" fo:hyphenation-ladder-count="no-limit" fo:hyphenation-keep="auto" loext:hyphenation-keep-type="column"/>
      <style:text-properties style:font-name="Garamond" fo:font-family="Garamond" style:font-family-generic="roman" style:font-pitch="variable" fo:font-size="13pt" fo:font-style="italic" fo:font-weight="bold" style:font-name-asian="Garamond" style:font-family-asian="Garamond" style:font-family-generic-asian="roman" style:font-pitch-asian="variable" style:font-size-asian="13pt" style:font-style-asian="italic" style:font-weight-asian="bold" style:font-name-complex="Garamond" style:font-family-complex="Garamond" style:font-family-generic-complex="roman" style:font-pitch-complex="variable" style:font-size-complex="13pt" style:font-style-complex="italic" style:font-weight-complex="bold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 fo:hyphenation-keep="auto" loext:hyphenation-keep-type="column"/>
      <style:text-properties fo:font-size="12pt" style:font-size-asian="12pt" style:font-name-complex="Tahoma" style:font-family-complex="Tahoma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101cm" fo:margin-bottom="0.101cm" style:contextual-spacing="false" fo:text-align="center" style:justify-single-word="false" fo:hyphenation-ladder-count="no-limit" fo:hyphenation-keep="auto" loext:hyphenation-keep-type="column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pitch-complex="variable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fo:hyphenation-keep="auto" loext:hyphenation-keep-type="column" text:number-lines="false" text:line-number="0"/>
      <style:text-properties fo:font-size="12pt" style:font-size-asian="12pt" style:font-name-complex="Tahoma" style:font-family-complex="Tahoma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fo:hyphenation-ladder-count="no-limit" fo:hyphenation-keep="auto" loext:hyphenation-keep-type="column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Header" style:family="paragraph" style:parent-style-name="Header_20_and_20_Footer" style:class="extra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Footer" style:family="paragraph" style:parent-style-name="Header_20_and_20_Footer" style:class="extra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Header_20_left" style:display-name="Header left" style:family="paragraph" style:parent-style-name="Header" style:class="extra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Figure" style:family="paragraph" style:parent-style-name="Caption" style:class="extra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Preformatted_20_Text" style:display-name="Preformatted Text" style:family="paragraph" style:parent-style-name="Standard" style:class="html">
      <style:paragraph-properties fo:margin-top="0.199cm" fo:margin-bottom="0.199cm" style:contextual-spacing="true" fo:hyphenation-ladder-count="no-limit" fo:hyphenation-keep="auto" loext:hyphenation-keep-type="column" fo:padding="0.212cm" fo:border="0.26pt solid #000000" style:shadow="#000000 0.009cm 0.009cm"/>
      <style:text-properties style:font-name="Consolas" fo:font-family="Consolas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 style:font-size-complex="10pt"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fo:hyphenation-ladder-count="no-limit" fo:hyphenation-keep="auto" loext:hyphenation-keep-type="column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Police_20_par_20_défaut" style:display-name="Police par défaut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0.399cm" fo:margin-left="0cm" fo:margin-right="0cm" fo:margin-bottom="0cm" style:dynamic-spacing="true"/>
      </style:header-style>
      <style:footer-style>
        <style:header-footer-properties fo:min-height="0.399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F0" style:page-layout-name="Mpm2" draw:style-name="Mdp1">
      <style:header>
        <text:p text:style-name="Header"/>
      </style:header>
      <style:header-first>
        <text:p text:style-name="Header_20_left"/>
      </style:header-first>
      <style:footer>
        <text:p text:style-name="Footer"/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8.1.2$Windows_X86_64 LibreOffice_project/87fa9aec1a63e70835390b81c40bb8993f1d4ff6</meta:generator>
    <dc:title>BookAntiqua Modèle</dc:title>
    <meta:creation-date>2023-09-24T11:51:00Z</meta:creation-date>
    <dc:date>2024-09-16T11:54:56.089000000</dc:date>
    <meta:editing-cycles>7</meta:editing-cycles>
    <meta:editing-duration>PT1H40M47S</meta:editing-duration>
    <meta:document-statistic meta:table-count="2" meta:image-count="0" meta:object-count="0" meta:page-count="1" meta:paragraph-count="44" meta:word-count="177" meta:character-count="577" meta:non-whitespace-character-count="442"/>
    <meta:template xlink:type="simple" xlink:actuate="onRequest" xlink:title="" xlink:href="./BookAntiqua%20Modèle.ott"/>
  </office:meta>
</office:document-meta>
</file>